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da99" officeooo:paragraph-rsid="0006da99"/>
    </style:style>
    <style:style style:name="P2" style:family="paragraph" style:parent-style-name="Standard">
      <style:text-properties fo:language="en" fo:country="US" officeooo:rsid="0006da99" officeooo:paragraph-rsid="0009948d"/>
    </style:style>
    <style:style style:name="P3" style:family="paragraph" style:parent-style-name="Standard">
      <style:text-properties fo:language="en" fo:country="US" officeooo:rsid="0008d582" officeooo:paragraph-rsid="0008d582"/>
    </style:style>
    <style:style style:name="P4" style:family="paragraph" style:parent-style-name="Standard">
      <style:text-properties fo:language="en" fo:country="US" officeooo:rsid="0008d582" officeooo:paragraph-rsid="0009948d"/>
    </style:style>
    <style:style style:name="P5" style:family="paragraph" style:parent-style-name="Standard">
      <style:text-properties fo:language="en" fo:country="US" officeooo:rsid="0009948d" officeooo:paragraph-rsid="0009948d"/>
    </style:style>
    <style:style style:name="P6" style:family="paragraph" style:parent-style-name="Standard">
      <style:text-properties fo:language="en" fo:country="US" officeooo:rsid="000611ed" officeooo:paragraph-rsid="000611ed"/>
    </style:style>
    <style:style style:name="P7" style:family="paragraph" style:parent-style-name="Standard">
      <style:text-properties fo:language="en" fo:country="US" officeooo:rsid="00069e02" officeooo:paragraph-rsid="00069e02"/>
    </style:style>
    <style:style style:name="P8" style:family="paragraph" style:parent-style-name="Standard">
      <style:text-properties fo:language="en" fo:country="US" officeooo:rsid="00069e02" officeooo:paragraph-rsid="0009948d"/>
    </style:style>
    <style:style style:name="P9" style:family="paragraph" style:parent-style-name="Standard">
      <style:text-properties fo:language="en" fo:country="US" officeooo:rsid="0006c640" officeooo:paragraph-rsid="0006c640"/>
    </style:style>
    <style:style style:name="P10" style:family="paragraph" style:parent-style-name="Standard">
      <style:text-properties fo:language="en" fo:country="US" officeooo:rsid="0006c640" officeooo:paragraph-rsid="0009948d"/>
    </style:style>
    <style:style style:name="P11" style:family="paragraph" style:parent-style-name="Standard">
      <style:text-properties fo:color="#999999" officeooo:rsid="0009948d" officeooo:paragraph-rsid="0009948d"/>
    </style:style>
    <style:style style:name="P12" style:family="paragraph" style:parent-style-name="Footer">
      <style:paragraph-properties fo:text-align="end" style:justify-single-word="false"/>
      <style:text-properties fo:color="#808080" officeooo:rsid="000c6b3b" officeooo:paragraph-rsid="00103660"/>
    </style:style>
    <style:style style:name="T1" style:family="text">
      <style:text-properties officeooo:rsid="00069e02"/>
    </style:style>
    <style:style style:name="T2" style:family="text">
      <style:text-properties officeooo:rsid="0006da99"/>
    </style:style>
    <style:style style:name="T3" style:family="text">
      <style:text-properties officeooo:rsid="00077376"/>
    </style:style>
    <style:style style:name="T4" style:family="text">
      <style:text-properties officeooo:rsid="0008d582"/>
    </style:style>
    <style:style style:name="T5" style:family="text">
      <style:text-properties officeooo:rsid="0009948d"/>
    </style:style>
    <style:style style:name="T6" style:family="text">
      <style:text-properties officeooo:rsid="0009e791"/>
    </style:style>
    <style:style style:name="T7" style:family="text">
      <style:text-properties officeooo:rsid="000b97a4"/>
    </style:style>
    <style:style style:name="T8" style:family="text">
      <style:text-properties officeooo:rsid="000bcb00"/>
    </style:style>
    <style:style style:name="T9" style:family="text">
      <style:text-properties officeooo:rsid="000d9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1. <text:span text:style-name="T1">Which definition fit the most the notion of data :</text:span></text:p>
      <text:p text:style-name="P7">a. <text:span text:style-name="T3">F</text:span>acts of the world</text:p>
      <text:p text:style-name="P7">b. <text:span text:style-name="T8">Memorization</text:span> of the world</text:p>
      <text:p text:style-name="P7">c. <text:span text:style-name="T3">P</text:span>red<text:span text:style-name="T8">i</text:span>ction of <text:span text:style-name="T8">the world dynamics</text:span></text:p>
      <text:p text:style-name="P7">d. <text:span text:style-name="T3">S</text:span>imulation of the world <text:span text:style-name="T8">dynamics</text:span></text:p>
      <text:p text:style-name="P7"/>
      <text:p text:style-name="P7">2. Semantically speaking data can be seen in two distinct ways. Which classification fit the most the nature of data :</text:p>
      <text:p text:style-name="P8">a. Nominal and Continuous</text:p>
      <text:p text:style-name="P7">b. Discrete and continuous</text:p>
      <text:p text:style-name="P7">c. Ordinal and Nominal</text:p>
      <text:p text:style-name="P8">d. <text:span text:style-name="T3">C</text:span>ategorical and numerical</text:p>
      <text:p text:style-name="P7"/>
      <text:p text:style-name="P7">3. <text:span text:style-name="T5">Quantitative analysis does not involve</text:span></text:p>
      <text:p text:style-name="P9">a. <text:span text:style-name="T5">Structured Data</text:span></text:p>
      <text:p text:style-name="P10">b. <text:span text:style-name="T5">Statistical Analysis</text:span></text:p>
      <text:p text:style-name="P10"><text:span text:style-name="T5">c</text:span>. <text:span text:style-name="T5">Objective conclusion</text:span></text:p>
      <text:p text:style-name="P10"><text:span text:style-name="T5">d</text:span>. <text:span text:style-name="T5">Unstructured Data</text:span></text:p>
      <text:p text:style-name="P9"/>
      <text:p text:style-name="P9">4. Select the definition of « data preparation »</text:p>
      <text:p text:style-name="P10">a. <text:span text:style-name="T3">I</text:span>t’s essentially about looking at the data in a graphical or statistical form trying to find patterns, connections, and relations in the data</text:p>
      <text:p text:style-name="P9">b. <text:span text:style-name="T3">I</text:span>t’s about creating or choosing a statistical model trying to best predict the probability of an outcome.</text:p>
      <text:p text:style-name="P10">c. <text:span text:style-name="T3">I</text:span>t’s about how to obtain, clean, normalize, and transform the data into an optimal dataset, trying to avoid any possible data quality issues such as invalid, ambiguous, out-of-range, or missing values</text:p>
      <text:p text:style-name="P9">d. <text:s/><text:span text:style-name="T3">I</text:span>t’s about understanding the objectives and requirements of a data analysis process from a domain perspective</text:p>
      <text:p text:style-name="P9"/>
      <text:p text:style-name="P9">5. <text:span text:style-name="T2">There are many type of analysis. The type of analysis depend on the kind of measurement. What is the best definition of an ordinal measurement ?</text:span></text:p>
      <text:p text:style-name="P1">a. Where data has no logical order and is used ans classification data</text:p>
      <text:p text:style-name="P2">b. Where data is continuous with logical order as well as regular interval differences between values and may include zero</text:p>
      <text:p text:style-name="P1">c. Where data is continuous and depends on logical order</text:p>
      <text:p text:style-name="P2">d. Where data has a logical order and differences between values are not constant</text:p>
      <text:p text:style-name="P1"/>
      <text:p text:style-name="P1">6. What is the goal of data <text:span text:style-name="T5">visualization</text:span> ?</text:p>
      <text:p text:style-name="P1">a. <text:s/><text:span text:style-name="T3">E</text:span>xpose something new about the underlying patterns and relationships contained within the data</text:p>
      <text:p text:style-name="P1">b. <text:s/><text:span text:style-name="T3">A</text:span>nalyze numerical data</text:p>
      <text:p text:style-name="P1">c. <text:s/><text:span text:style-name="T3">E</text:span>xplore the complexity and meaning of social phenomena</text:p>
      <text:p text:style-name="P1">d. <text:s/><text:span text:style-name="T3">E</text:span>valuate the model we chose to be optimal for a particular problem</text:p>
      <text:p text:style-name="P1"/>
      <text:p text:style-name="P1">7. Among the following items, select the one which is not a data visualization <text:span text:style-name="T5">chart</text:span></text:p>
      <text:p text:style-name="P1">a. <text:span text:style-name="T3">W</text:span>ord cloud</text:p>
      <text:p text:style-name="P2">b. <text:span text:style-name="T3">G</text:span>raphic charters</text:p>
      <text:p text:style-name="P2">c. <text:span text:style-name="T3">H</text:span>eat maps</text:p>
      <text:p text:style-name="P1"><text:soft-page-break/>d. <text:span text:style-name="T3">B</text:span>ar chart</text:p>
      <text:p text:style-name="P1"/>
      <text:p text:style-name="P1">8. <text:span text:style-name="T4">Which of the following data is continuous</text:span></text:p>
      <text:p text:style-name="P3">a. <text:span text:style-name="T6">N</text:span>ames <text:span text:style-name="T7">given a set of characters</text:span></text:p>
      <text:p text:style-name="P3">b. <text:span text:style-name="T6">F</text:span>riends relationships <text:span text:style-name="T7">given as a list of names</text:span></text:p>
      <text:p text:style-name="P3">c. <text:span text:style-name="T6">T</text:span>weets contents <text:span text:style-name="T7">given as a text</text:span></text:p>
      <text:p text:style-name="P3">d. <text:span text:style-name="T6">S</text:span>alary <text:span text:style-name="T7">given as a real positive number</text:span></text:p>
      <text:p text:style-name="P3"/>
      <text:p text:style-name="P3">9. Which of the following data is categorical</text:p>
      <text:p text:style-name="P3">a. Age given as a number from 0 to 100</text:p>
      <text:p text:style-name="P3">b. Name given as a set of characters</text:p>
      <text:p text:style-name="P3">c. <text:span text:style-name="T5">S</text:span>alary given as a real positive number</text:p>
      <text:p text:style-name="P3">d. <text:span text:style-name="T5">Temperature</text:span> given as a number from -100 to 100 °C</text:p>
      <text:p text:style-name="P3"/>
      <text:p text:style-name="P3">10. Which of the following measurement is a ratio</text:p>
      <text:p text:style-name="P3">a. <text:span text:style-name="T5">Temperature from -100°C to 100°C</text:span></text:p>
      <text:p text:style-name="P3">b. <text:span text:style-name="T5">Weight from 0kg to 100kg</text:span></text:p>
      <text:p text:style-name="P4">c. <text:span text:style-name="T5">Satisfaction from 0 to 100%</text:span></text:p>
      <text:p text:style-name="P4">d. <text:span text:style-name="T5">Size from 0 to 3 met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999999" officeooo:rsid="0009948d" officeooo:paragraph-rsid="0009948d"/>
    </style:style>
    <style:style style:name="MP2" style:family="paragraph" style:parent-style-name="Footer">
      <style:paragraph-properties fo:text-align="end" style:justify-single-word="false"/>
      <style:text-properties fo:color="#808080" officeooo:rsid="000c6b3b" officeooo:paragraph-rsid="00103660"/>
    </style:style>
    <style:style style:name="MT1" style:family="text">
      <style:text-properties officeooo:rsid="000d9d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usiness Analyst Toolbeit – Individual Test <text:span text:style-name="MT1">1</text:span></text:p>
      </style:header>
      <style:footer>
        <text:p text:style-name="MP2">31/01/2019, 8.30 – 11.4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7:29:13.394891550</meta:creation-date>
    <dc:date>2019-01-31T02:11:29.009330577</dc:date>
    <meta:editing-duration>PT1H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475" meta:character-count="2693" meta:non-whitespace-character-count="2263"/>
  </office:meta>
</office:document-meta>
</file>